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c87d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unning the Min Conflicts algorithm (with Tabu Search on) to 4 color graph with 40 vertices</text:span></text:p>
      <text:p text:style-name="P2"/>
      <text:p text:style-name="P1"><text:span text:style-name="T1">Initial Graph</text:span></text:p>
      <text:p text:style-name="P1"><text:span text:style-name="T1">Printing coloring</text:span></text:p>
      <text:p text:style-name="P1"><text:span text:style-name="T1">Vertex: 0, Color:0</text:span></text:p>
      <text:p text:style-name="P1"><text:span text:style-name="T1">Vertex: 1, Color:1</text:span></text:p>
      <text:p text:style-name="P1"><text:span text:style-name="T1">Vertex: 2, Color:0</text:span></text:p>
      <text:p text:style-name="P1"><text:span text:style-name="T1">Vertex: 3, Color:0</text:span></text:p>
      <text:p text:style-name="P1"><text:span text:style-name="T1">Vertex: 4, Color:1</text:span></text:p>
      <text:p text:style-name="P1"><text:span text:style-name="T1">Vertex: 5, Color:1</text:span></text:p>
      <text:p text:style-name="P1"><text:span text:style-name="T1">Vertex: 6, Color:1</text:span></text:p>
      <text:p text:style-name="P1"><text:span text:style-name="T1">Vertex: 7, Color:1</text:span></text:p>
      <text:p text:style-name="P1"><text:span text:style-name="T1">Vertex: 8, Color:1</text:span></text:p>
      <text:p text:style-name="P1"><text:span text:style-name="T1">Vertex: 9, Color:1</text:span></text:p>
      <text:p text:style-name="P1"><text:span text:style-name="T1">Vertex: 10, Color:1</text:span></text:p>
      <text:p text:style-name="P1"><text:span text:style-name="T1">Vertex: 11, Color:1</text:span></text:p>
      <text:p text:style-name="P1"><text:span text:style-name="T1">Vertex: 12, Color:2</text:span></text:p>
      <text:p text:style-name="P1"><text:span text:style-name="T1">Vertex: 13, Color:0</text:span></text:p>
      <text:p text:style-name="P1"><text:span text:style-name="T1">Vertex: 14, Color:1</text:span></text:p>
      <text:p text:style-name="P1"><text:span text:style-name="T1">Vertex: 15, Color:3</text:span></text:p>
      <text:p text:style-name="P1"><text:span text:style-name="T1">Vertex: 16, Color:3</text:span></text:p>
      <text:p text:style-name="P1"><text:span text:style-name="T1">Vertex: 17, Color:2</text:span></text:p>
      <text:p text:style-name="P1"><text:span text:style-name="T1">Vertex: 18, Color:0</text:span></text:p>
      <text:p text:style-name="P1"><text:span text:style-name="T1">Vertex: 19, Color:0</text:span></text:p>
      <text:p text:style-name="P1"><text:span text:style-name="T1">Vertex: 20, Color:1</text:span></text:p>
      <text:p text:style-name="P1"><text:span text:style-name="T1">Vertex: 21, Color:0</text:span></text:p>
      <text:p text:style-name="P1"><text:span text:style-name="T1">Vertex: 22, Color:1</text:span></text:p>
      <text:p text:style-name="P1"><text:span text:style-name="T1">Vertex: 23, Color:1</text:span></text:p>
      <text:p text:style-name="P1"><text:span text:style-name="T1">Vertex: 24, Color:0</text:span></text:p>
      <text:p text:style-name="P1"><text:span text:style-name="T1">Vertex: 25, Color:2</text:span></text:p>
      <text:p text:style-name="P1"><text:span text:style-name="T1">Vertex: 26, Color:2</text:span></text:p>
      <text:p text:style-name="P1"><text:span text:style-name="T1">Vertex: 27, Color:2</text:span></text:p>
      <text:p text:style-name="P1"><text:span text:style-name="T1">Vertex: 28, Color:1</text:span></text:p>
      <text:p text:style-name="P1"><text:span text:style-name="T1">Vertex: 29, Color:3</text:span></text:p>
      <text:p text:style-name="P1"><text:span text:style-name="T1">Vertex: 30, Color:2</text:span></text:p>
      <text:p text:style-name="P1"><text:span text:style-name="T1">Vertex: 31, Color:2</text:span></text:p>
      <text:p text:style-name="P1"><text:span text:style-name="T1">Vertex: 32, Color:2</text:span></text:p>
      <text:p text:style-name="P1"><text:span text:style-name="T1">Vertex: 33, Color:3</text:span></text:p>
      <text:p text:style-name="P1"><text:span text:style-name="T1">Vertex: 34, Color:3</text:span></text:p>
      <text:p text:style-name="P1"><text:span text:style-name="T1">Vertex: 35, Color:2</text:span></text:p>
      <text:p text:style-name="P1"><text:span text:style-name="T1">Vertex: 36, Color:3</text:span></text:p>
      <text:p text:style-name="P1"><text:span text:style-name="T1">Vertex: 37, Color:3</text:span></text:p>
      <text:p text:style-name="P1"><text:span text:style-name="T1">Vertex: 38, Color:2</text:span></text:p>
      <text:p text:style-name="P1"><text:span text:style-name="T1">Vertex: 39, Color:2</text:span></text:p>
      <text:p text:style-name="P1"><text:span text:style-name="T1">Printing graph</text:span></text:p>
      <text:p text:style-name="P1"><text:span text:style-name="T1">0 -&gt; 12, 1 -&gt; 8, 1 -&gt; 12, 2 -&gt; 28, 2 -&gt; 37, 3 -&gt; 35, 3 -&gt; 6, 3 -&gt; 11, 3 -&gt; 7, 3 -&gt; 37, 4 -&gt; 25, 5 -&gt; 34, 5 -&gt; 15, 6 -&gt; 3, 6 -&gt; 25, </text:span></text:p>
      <text:p text:style-name="P1"><text:span text:style-name="T1">6 -&gt; 35, 6 -&gt; 37, 7 -&gt; 34, 7 -&gt; 3, 7 -&gt; 12, 8 -&gt; 1, 8 -&gt; 12, 9 -&gt; 15, 10 -&gt; 30, 10 -&gt; 18, 10 -&gt; 15, 11 -&gt; 3, 11 -&gt; 28, 11 -&gt; 37, 12 -&gt; 24, </text:span></text:p>
      <text:p text:style-name="P1"><text:span text:style-name="T1">12 -&gt; 15, 12 -&gt; 8, 12 -&gt; 34, 12 -&gt; 0, 12 -&gt; 17, 12 -&gt; 23, 12 -&gt; 20, 12 -&gt; 7, 12 -&gt; 29, 12 -&gt; 1, 12 -&gt; 13, 12 -&gt; 21, 13 -&gt; 21, 13 -&gt; 12, 14 -&gt; 15, </text:span></text:p>
      <text:p text:style-name="P1"><text:span text:style-name="T1">15 -&gt; 29, 15 -&gt; 14, 15 -&gt; 12, 15 -&gt; 18, 15 -&gt; 33, 15 -&gt; 10, 15 -&gt; 39, 15 -&gt; 30, 15 -&gt; 27, 15 -&gt; 24, 15 -&gt; 38, 15 -&gt; 9, 15 -&gt; 36, 15 -&gt; 5, 16 -&gt; 25, </text:span></text:p>
      <text:p text:style-name="P1"><text:span text:style-name="T1">17 -&gt; 12, 18 -&gt; 38, 18 -&gt; 10, 18 -&gt; 15, 19 -&gt; 25, 20 -&gt; 12, 21 -&gt; 13, 21 -&gt; 12, 22 -&gt; 34, 22 -&gt; 23, 22 -&gt; 25, 23 -&gt; 22, 23 -&gt; 12, 24 -&gt; 27, 24 -&gt; 12, </text:span></text:p>
      <text:p text:style-name="P1"><text:span text:style-name="T1">24 -&gt; 33, 24 -&gt; 15, 25 -&gt; 6, 25 -&gt; 19, 25 -&gt; 16, 25 -&gt; 22, 25 -&gt; 31, 25 -&gt; 32, 25 -&gt; 26, 25 -&gt; 37, 25 -&gt; 4, 26 -&gt; 25, 27 -&gt; 24, 27 -&gt; 15, 28 -&gt; 2, </text:span></text:p>
      <text:p text:style-name="P1"><text:soft-page-break/><text:span text:style-name="T1">28 -&gt; 11, 28 -&gt; 37, 29 -&gt; 15, 29 -&gt; 12, 30 -&gt; 10, 30 -&gt; 15, 31 -&gt; 37, 31 -&gt; 25, 32 -&gt; 37, 32 -&gt; 25, 33 -&gt; 24, 33 -&gt; 15, 34 -&gt; 22, 34 -&gt; 7, 34 -&gt; 5, </text:span></text:p>
      <text:p text:style-name="P1"><text:span text:style-name="T1">34 -&gt; 12, 35 -&gt; 3, 35 -&gt; 6, 35 -&gt; 37, 36 -&gt; 38, 36 -&gt; 15, 37 -&gt; 32, 37 -&gt; 6, 37 -&gt; 31, 37 -&gt; 28, 37 -&gt; 25, 37 -&gt; 3, 37 -&gt; 2, 37 -&gt; 35, 37 -&gt; 11, </text:span></text:p>
      <text:p text:style-name="P1"><text:span text:style-name="T1">38 -&gt; 18, 38 -&gt; 39, 38 -&gt; 36, 38 -&gt; 15, 39 -&gt; 38, 39 -&gt; 15, Iteration 0: 12 conflicts</text:span></text:p>
      <text:p text:style-name="P1"><text:span text:style-name="T1">Iteration 1: 11 conflicts</text:span></text:p>
      <text:p text:style-name="P1"><text:span text:style-name="T1">Iteration 2: 10 conflicts</text:span></text:p>
      <text:p text:style-name="P1"><text:span text:style-name="T1">Iteration 3: 9 conflicts</text:span></text:p>
      <text:p text:style-name="P1"><text:span text:style-name="T1">Iteration 4: 10 conflicts</text:span></text:p>
      <text:p text:style-name="P1"><text:span text:style-name="T1">Iteration 5: 9 conflicts</text:span></text:p>
      <text:p text:style-name="P1"><text:span text:style-name="T1">Iteration 6: 9 conflicts</text:span></text:p>
      <text:p text:style-name="P1"><text:span text:style-name="T1">Iteration 7: 8 conflicts</text:span></text:p>
      <text:p text:style-name="P1"><text:span text:style-name="T1">Iteration 8: 11 conflicts</text:span></text:p>
      <text:p text:style-name="P1"><text:span text:style-name="T1">Iteration 9: 10 conflicts</text:span></text:p>
      <text:p text:style-name="P1"><text:span text:style-name="T1">Iteration 10: 10 conflicts</text:span></text:p>
      <text:p text:style-name="P1"><text:span text:style-name="T1">Iteration 11: 11 conflicts</text:span></text:p>
      <text:p text:style-name="P1"><text:span text:style-name="T1">Iteration 12: 11 conflicts</text:span></text:p>
      <text:p text:style-name="P1"><text:span text:style-name="T1">Iteration 13: 10 conflicts</text:span></text:p>
      <text:p text:style-name="P1"><text:span text:style-name="T1">Iteration 14: 9 conflicts</text:span></text:p>
      <text:p text:style-name="P1"><text:span text:style-name="T1">Iteration 15: 8 conflicts</text:span></text:p>
      <text:p text:style-name="P1"><text:span text:style-name="T1">Iteration 16: 9 conflicts</text:span></text:p>
      <text:p text:style-name="P1"><text:span text:style-name="T1">Iteration 17: 9 conflicts</text:span></text:p>
      <text:p text:style-name="P1"><text:span text:style-name="T1">Iteration 18: 9 conflicts</text:span></text:p>
      <text:p text:style-name="P1"><text:span text:style-name="T1">Iteration 19: 9 conflicts</text:span></text:p>
      <text:p text:style-name="P1"><text:span text:style-name="T1">Iteration 20: 9 conflicts</text:span></text:p>
      <text:p text:style-name="P1"><text:span text:style-name="T1">Iteration 21: 9 conflicts</text:span></text:p>
      <text:p text:style-name="P1"><text:span text:style-name="T1">Iteration 22: 8 conflicts</text:span></text:p>
      <text:p text:style-name="P1"><text:span text:style-name="T1">Iteration 23: 7 conflicts</text:span></text:p>
      <text:p text:style-name="P1"><text:span text:style-name="T1">Iteration 24: 7 conflicts</text:span></text:p>
      <text:p text:style-name="P1"><text:span text:style-name="T1">Iteration 25: 5 conflicts</text:span></text:p>
      <text:p text:style-name="P1"><text:span text:style-name="T1">Iteration 26: 6 conflicts</text:span></text:p>
      <text:p text:style-name="P1"><text:span text:style-name="T1">Iteration 27: 8 conflicts</text:span></text:p>
      <text:p text:style-name="P1"><text:span text:style-name="T1">Iteration 28: 8 conflicts</text:span></text:p>
      <text:p text:style-name="P1"><text:span text:style-name="T1">Iteration 29: 7 conflicts</text:span></text:p>
      <text:p text:style-name="P1"><text:span text:style-name="T1">Iteration 30: 6 conflicts</text:span></text:p>
      <text:p text:style-name="P1"><text:span text:style-name="T1">Iteration 31: 6 conflicts</text:span></text:p>
      <text:p text:style-name="P1"><text:span text:style-name="T1">Iteration 32: 5 conflicts</text:span></text:p>
      <text:p text:style-name="P1"><text:span text:style-name="T1">Iteration 33: 5 conflicts</text:span></text:p>
      <text:p text:style-name="P1"><text:span text:style-name="T1">Iteration 34: 5 conflicts</text:span></text:p>
      <text:p text:style-name="P1"><text:span text:style-name="T1">Iteration 35: 6 conflicts</text:span></text:p>
      <text:p text:style-name="P1"><text:span text:style-name="T1">Iteration 36: 6 conflicts</text:span></text:p>
      <text:p text:style-name="P1"><text:span text:style-name="T1">Iteration 37: 10 conflicts</text:span></text:p>
      <text:p text:style-name="P1"><text:span text:style-name="T1">Iteration 38: 10 conflicts</text:span></text:p>
      <text:p text:style-name="P1"><text:span text:style-name="T1">Iteration 39: 9 conflicts</text:span></text:p>
      <text:p text:style-name="P1"><text:span text:style-name="T1">Iteration 40: 9 conflicts</text:span></text:p>
      <text:p text:style-name="P1"><text:span text:style-name="T1">Iteration 41: 9 conflicts</text:span></text:p>
      <text:p text:style-name="P1"><text:span text:style-name="T1">Iteration 42: 8 conflicts</text:span></text:p>
      <text:p text:style-name="P1"><text:span text:style-name="T1">Iteration 43: 8 conflicts</text:span></text:p>
      <text:p text:style-name="P1"><text:span text:style-name="T1">Iteration 44: 7 conflicts</text:span></text:p>
      <text:p text:style-name="P1"><text:span text:style-name="T1">Iteration 45: 7 conflicts</text:span></text:p>
      <text:p text:style-name="P1"><text:span text:style-name="T1">Iteration 46: 7 conflicts</text:span></text:p>
      <text:p text:style-name="P1"><text:span text:style-name="T1">Iteration 47: 6 conflicts</text:span></text:p>
      <text:p text:style-name="P1"><text:span text:style-name="T1">Iteration 48: 5 conflicts</text:span></text:p>
      <text:p text:style-name="P1"><text:span text:style-name="T1">Iteration 49: 5 conflicts</text:span></text:p>
      <text:p text:style-name="P1"><text:span text:style-name="T1">Iteration 50: 4 conflicts</text:span></text:p>
      <text:p text:style-name="P1"><text:span text:style-name="T1">Iteration 51: 3 conflicts</text:span></text:p>
      <text:p text:style-name="P1"><text:span text:style-name="T1">Iteration 52: 2 conflicts</text:span></text:p>
      <text:p text:style-name="P1"><text:soft-page-break/><text:span text:style-name="T1">Iteration 53: 2 conflicts</text:span></text:p>
      <text:p text:style-name="P1"><text:span text:style-name="T1">Iteration 54: 2 conflicts</text:span></text:p>
      <text:p text:style-name="P1"><text:span text:style-name="T1">Iteration 55: 2 conflicts</text:span></text:p>
      <text:p text:style-name="P1"><text:span text:style-name="T1">Iteration 56: 6 conflicts</text:span></text:p>
      <text:p text:style-name="P1"><text:span text:style-name="T1">Iteration 57: 9 conflicts</text:span></text:p>
      <text:p text:style-name="P1"><text:span text:style-name="T1">Iteration 58: 8 conflicts</text:span></text:p>
      <text:p text:style-name="P1"><text:span text:style-name="T1">Iteration 59: 5 conflicts</text:span></text:p>
      <text:p text:style-name="P1"><text:span text:style-name="T1">Iteration 60: 5 conflicts</text:span></text:p>
      <text:p text:style-name="P1"><text:span text:style-name="T1">Iteration 61: 5 conflicts</text:span></text:p>
      <text:p text:style-name="P1"><text:span text:style-name="T1">Iteration 62: 5 conflicts</text:span></text:p>
      <text:p text:style-name="P1"><text:span text:style-name="T1">Iteration 63: 8 conflicts</text:span></text:p>
      <text:p text:style-name="P1"><text:span text:style-name="T1">Iteration 64: 7 conflicts</text:span></text:p>
      <text:p text:style-name="P1"><text:span text:style-name="T1">Iteration 65: 7 conflicts</text:span></text:p>
      <text:p text:style-name="P1"><text:span text:style-name="T1">Iteration 66: 7 conflicts</text:span></text:p>
      <text:p text:style-name="P1"><text:span text:style-name="T1">Iteration 67: 6 conflicts</text:span></text:p>
      <text:p text:style-name="P1"><text:span text:style-name="T1">Iteration 68: 8 conflicts</text:span></text:p>
      <text:p text:style-name="P1"><text:span text:style-name="T1">Iteration 69: 6 conflicts</text:span></text:p>
      <text:p text:style-name="P1"><text:span text:style-name="T1">Iteration 70: 6 conflicts</text:span></text:p>
      <text:p text:style-name="P1"><text:span text:style-name="T1">Iteration 71: 6 conflicts</text:span></text:p>
      <text:p text:style-name="P1"><text:span text:style-name="T1">Iteration 72: 6 conflicts</text:span></text:p>
      <text:p text:style-name="P1"><text:span text:style-name="T1">Iteration 73: 8 conflicts</text:span></text:p>
      <text:p text:style-name="P1"><text:span text:style-name="T1">Iteration 74: 8 conflicts</text:span></text:p>
      <text:p text:style-name="P1"><text:span text:style-name="T1">Iteration 75: 8 conflicts</text:span></text:p>
      <text:p text:style-name="P1"><text:span text:style-name="T1">Iteration 76: 7 conflicts</text:span></text:p>
      <text:p text:style-name="P1"><text:span text:style-name="T1">Iteration 77: 6 conflicts</text:span></text:p>
      <text:p text:style-name="P1"><text:span text:style-name="T1">Iteration 78: 6 conflicts</text:span></text:p>
      <text:p text:style-name="P1"><text:span text:style-name="T1">Iteration 79: 4 conflicts</text:span></text:p>
      <text:p text:style-name="P1"><text:span text:style-name="T1">Iteration 80: 4 conflicts</text:span></text:p>
      <text:p text:style-name="P1"><text:span text:style-name="T1">Iteration 81: 3 conflicts</text:span></text:p>
      <text:p text:style-name="P1"><text:span text:style-name="T1">Iteration 82: 3 conflicts</text:span></text:p>
      <text:p text:style-name="P1"><text:span text:style-name="T1">Iteration 83: 2 conflicts</text:span></text:p>
      <text:p text:style-name="P1"><text:span text:style-name="T1">Iteration 84: 2 conflicts</text:span></text:p>
      <text:p text:style-name="P1"><text:span text:style-name="T1">Iteration 85: 5 conflicts</text:span></text:p>
      <text:p text:style-name="P1"><text:span text:style-name="T1">Iteration 86: 5 conflicts</text:span></text:p>
      <text:p text:style-name="P1"><text:span text:style-name="T1">Iteration 87: 4 conflicts</text:span></text:p>
      <text:p text:style-name="P1"><text:span text:style-name="T1">Iteration 88: 3 conflicts</text:span></text:p>
      <text:p text:style-name="P1"><text:span text:style-name="T1">Iteration 89: 3 conflicts</text:span></text:p>
      <text:p text:style-name="P1"><text:span text:style-name="T1">Iteration 90: 5 conflicts</text:span></text:p>
      <text:p text:style-name="P1"><text:span text:style-name="T1">Iteration 91: 4 conflicts</text:span></text:p>
      <text:p text:style-name="P1"><text:span text:style-name="T1">Iteration 92: 3 conflicts</text:span></text:p>
      <text:p text:style-name="P1"><text:span text:style-name="T1">Iteration 93: 6 conflicts</text:span></text:p>
      <text:p text:style-name="P1"><text:span text:style-name="T1">Iteration 94: 6 conflicts</text:span></text:p>
      <text:p text:style-name="P1"><text:span text:style-name="T1">Iteration 95: 6 conflicts</text:span></text:p>
      <text:p text:style-name="P1"><text:span text:style-name="T1">Iteration 96: 5 conflicts</text:span></text:p>
      <text:p text:style-name="P1"><text:span text:style-name="T1">Iteration 97: 4 conflicts</text:span></text:p>
      <text:p text:style-name="P1"><text:span text:style-name="T1">Iteration 98: 3 conflicts</text:span></text:p>
      <text:p text:style-name="P1"><text:span text:style-name="T1">Iteration 99: 3 conflicts</text:span></text:p>
      <text:p text:style-name="P1"><text:span text:style-name="T1">Iteration 100: 3 conflicts</text:span></text:p>
      <text:p text:style-name="P1"><text:span text:style-name="T1">Iteration 101: 3 conflicts</text:span></text:p>
      <text:p text:style-name="P1"><text:span text:style-name="T1">Iteration 102: 2 conflicts</text:span></text:p>
      <text:p text:style-name="P1"><text:span text:style-name="T1">Iteration 103: 3 conflicts</text:span></text:p>
      <text:p text:style-name="P1"><text:span text:style-name="T1">Iteration 104: 3 conflicts</text:span></text:p>
      <text:p text:style-name="P1"><text:span text:style-name="T1">Iteration 105: 3 conflicts</text:span></text:p>
      <text:p text:style-name="P1"><text:span text:style-name="T1">Iteration 106: 2 conflicts</text:span></text:p>
      <text:p text:style-name="P1"><text:span text:style-name="T1">Iteration 107: 4 conflicts</text:span></text:p>
      <text:p text:style-name="P1"><text:span text:style-name="T1">Iteration 108: 3 conflicts</text:span></text:p>
      <text:p text:style-name="P1"><text:span text:style-name="T1">Iteration 109: 3 conflicts</text:span></text:p>
      <text:p text:style-name="P1"><text:span text:style-name="T1">Iteration 110: 3 conflicts</text:span></text:p>
      <text:p text:style-name="P1"><text:soft-page-break/><text:span text:style-name="T1">Iteration 111: 2 conflicts</text:span></text:p>
      <text:p text:style-name="P1"><text:span text:style-name="T1">Iteration 112: 2 conflicts</text:span></text:p>
      <text:p text:style-name="P1"><text:span text:style-name="T1">Iteration 113: 3 conflicts</text:span></text:p>
      <text:p text:style-name="P1"><text:span text:style-name="T1">Iteration 114: 2 conflicts</text:span></text:p>
      <text:p text:style-name="P1"><text:span text:style-name="T1">Iteration 115: 2 conflicts</text:span></text:p>
      <text:p text:style-name="P1"><text:span text:style-name="T1">Iteration 116: 2 conflicts</text:span></text:p>
      <text:p text:style-name="P1"><text:span text:style-name="T1">Iteration 117: 1 conflicts</text:span></text:p>
      <text:p text:style-name="P1"><text:span text:style-name="T1">Iteration 118: 1 conflicts</text:span></text:p>
      <text:p text:style-name="P1"><text:span text:style-name="T1">Iteration 119: 1 conflicts</text:span></text:p>
      <text:p text:style-name="P1"><text:span text:style-name="T1">Iteration 120: 1 conflicts</text:span></text:p>
      <text:p text:style-name="P1"><text:span text:style-name="T1">Iteration 121: 1 conflicts</text:span></text:p>
      <text:p text:style-name="P1"><text:span text:style-name="T1">Iteration 122: 1 conflicts</text:span></text:p>
      <text:p text:style-name="P1"><text:span text:style-name="T1">Iteration 123: 3 conflicts</text:span></text:p>
      <text:p text:style-name="P1"><text:span text:style-name="T1">Iteration 124: 1 conflicts</text:span></text:p>
      <text:p text:style-name="P1"><text:span text:style-name="T1">Iteration 125: 1 conflicts</text:span></text:p>
      <text:p text:style-name="P1"><text:span text:style-name="T1">Iteration 126: 1 conflicts</text:span></text:p>
      <text:p text:style-name="P1"><text:span text:style-name="T1">Iteration 127: 1 conflicts</text:span></text:p>
      <text:p text:style-name="P1"><text:span text:style-name="T1">Iteration 128: 1 conflicts</text:span></text:p>
      <text:p text:style-name="P1"><text:span text:style-name="T1">Iteration 129: 3 conflicts</text:span></text:p>
      <text:p text:style-name="P1"><text:span text:style-name="T1">Iteration 130: 3 conflicts</text:span></text:p>
      <text:p text:style-name="P1"><text:span text:style-name="T1">Iteration 131: 3 conflicts</text:span></text:p>
      <text:p text:style-name="P1"><text:span text:style-name="T1">Iteration 132: 3 conflicts</text:span></text:p>
      <text:p text:style-name="P1"><text:span text:style-name="T1">Iteration 133: 2 conflicts</text:span></text:p>
      <text:p text:style-name="P1"><text:span text:style-name="T1">Iteration 134: 2 conflicts</text:span></text:p>
      <text:p text:style-name="P1"><text:span text:style-name="T1">Iteration 135: 4 conflicts</text:span></text:p>
      <text:p text:style-name="P1"><text:span text:style-name="T1">Iteration 136: 2 conflicts</text:span></text:p>
      <text:p text:style-name="P1"><text:span text:style-name="T1">Iteration 137: 2 conflicts</text:span></text:p>
      <text:p text:style-name="P1"><text:span text:style-name="T1">Iteration 138: 2 conflicts</text:span></text:p>
      <text:p text:style-name="P1"><text:span text:style-name="T1">Iteration 139: 2 conflicts</text:span></text:p>
      <text:p text:style-name="P1"><text:span text:style-name="T1">Iteration 140: 2 conflicts</text:span></text:p>
      <text:p text:style-name="P1"><text:span text:style-name="T1">Iteration 141: 1 conflicts</text:span></text:p>
      <text:p text:style-name="P1"><text:span text:style-name="T1">Iteration 142: 1 conflicts</text:span></text:p>
      <text:p text:style-name="P1"><text:span text:style-name="T1">Iteration 143: 3 conflicts</text:span></text:p>
      <text:p text:style-name="P1"><text:span text:style-name="T1">Iteration 144: 2 conflicts</text:span></text:p>
      <text:p text:style-name="P1"><text:span text:style-name="T1">Iteration 145: 1 conflicts</text:span></text:p>
      <text:p text:style-name="P1"><text:span text:style-name="T1">Iteration 146: 1 conflicts</text:span></text:p>
      <text:p text:style-name="P1"><text:span text:style-name="T1">Iteration 147: 2 conflicts</text:span></text:p>
      <text:p text:style-name="P1"><text:span text:style-name="T1">Iteration 148: 2 conflicts</text:span></text:p>
      <text:p text:style-name="P1"><text:span text:style-name="T1">Iteration 149: 3 conflicts</text:span></text:p>
      <text:p text:style-name="P1"><text:span text:style-name="T1">Iteration 150: 2 conflicts</text:span></text:p>
      <text:p text:style-name="P1"><text:span text:style-name="T1">Iteration 151: 2 conflicts</text:span></text:p>
      <text:p text:style-name="P1"><text:span text:style-name="T1">Iteration 152: 2 conflicts</text:span></text:p>
      <text:p text:style-name="P1"><text:span text:style-name="T1">Iteration 153: 2 conflicts</text:span></text:p>
      <text:p text:style-name="P1"><text:span text:style-name="T1">Iteration 154: 3 conflicts</text:span></text:p>
      <text:p text:style-name="P1"><text:span text:style-name="T1">Iteration 155: 2 conflicts</text:span></text:p>
      <text:p text:style-name="P1"><text:span text:style-name="T1">Iteration 156: 2 conflicts</text:span></text:p>
      <text:p text:style-name="P1"><text:span text:style-name="T1">Iteration 157: 3 conflicts</text:span></text:p>
      <text:p text:style-name="P1"><text:span text:style-name="T1">Iteration 158: 2 conflicts</text:span></text:p>
      <text:p text:style-name="P1"><text:span text:style-name="T1">Iteration 159: 3 conflicts</text:span></text:p>
      <text:p text:style-name="P1"><text:span text:style-name="T1">Iteration 160: 2 conflicts</text:span></text:p>
      <text:p text:style-name="P1"><text:span text:style-name="T1">Iteration 161: 3 conflicts</text:span></text:p>
      <text:p text:style-name="P1"><text:span text:style-name="T1">Iteration 162: 3 conflicts</text:span></text:p>
      <text:p text:style-name="P1"><text:span text:style-name="T1">Iteration 163: 3 conflicts</text:span></text:p>
      <text:p text:style-name="P1"><text:span text:style-name="T1">Iteration 164: 3 conflicts</text:span></text:p>
      <text:p text:style-name="P1"><text:span text:style-name="T1">Iteration 165: 3 conflicts</text:span></text:p>
      <text:p text:style-name="P1"><text:span text:style-name="T1">Iteration 166: 4 conflicts</text:span></text:p>
      <text:p text:style-name="P1"><text:span text:style-name="T1">Iteration 167: 3 conflicts</text:span></text:p>
      <text:p text:style-name="P1"><text:span text:style-name="T1">Iteration 168: 3 conflicts</text:span></text:p>
      <text:p text:style-name="P1"><text:soft-page-break/><text:span text:style-name="T1">Iteration 169: 3 conflicts</text:span></text:p>
      <text:p text:style-name="P1"><text:span text:style-name="T1">Iteration 170: 3 conflicts</text:span></text:p>
      <text:p text:style-name="P1"><text:span text:style-name="T1">Iteration 171: 7 conflicts</text:span></text:p>
      <text:p text:style-name="P1"><text:span text:style-name="T1">Iteration 172: 3 conflicts</text:span></text:p>
      <text:p text:style-name="P1"><text:span text:style-name="T1">Iteration 173: 4 conflicts</text:span></text:p>
      <text:p text:style-name="P1"><text:span text:style-name="T1">Iteration 174: 5 conflicts</text:span></text:p>
      <text:p text:style-name="P1"><text:span text:style-name="T1">Iteration 175: 4 conflicts</text:span></text:p>
      <text:p text:style-name="P1"><text:span text:style-name="T1">Iteration 176: 3 conflicts</text:span></text:p>
      <text:p text:style-name="P1"><text:span text:style-name="T1">Iteration 177: 3 conflicts</text:span></text:p>
      <text:p text:style-name="P1"><text:span text:style-name="T1">Iteration 178: 3 conflicts</text:span></text:p>
      <text:p text:style-name="P1"><text:span text:style-name="T1">Iteration 179: 4 conflicts</text:span></text:p>
      <text:p text:style-name="P1"><text:span text:style-name="T1">Iteration 180: 3 conflicts</text:span></text:p>
      <text:p text:style-name="P1"><text:span text:style-name="T1">Iteration 181: 3 conflicts</text:span></text:p>
      <text:p text:style-name="P1"><text:span text:style-name="T1">Iteration 182: 4 conflicts</text:span></text:p>
      <text:p text:style-name="P1"><text:span text:style-name="T1">Iteration 183: 4 conflicts</text:span></text:p>
      <text:p text:style-name="P1"><text:span text:style-name="T1">Iteration 184: 4 conflicts</text:span></text:p>
      <text:p text:style-name="P1"><text:span text:style-name="T1">Iteration 185: 5 conflicts</text:span></text:p>
      <text:p text:style-name="P1"><text:span text:style-name="T1">Iteration 186: 5 conflicts</text:span></text:p>
      <text:p text:style-name="P1"><text:span text:style-name="T1">Iteration 187: 4 conflicts</text:span></text:p>
      <text:p text:style-name="P1"><text:span text:style-name="T1">Iteration 188: 5 conflicts</text:span></text:p>
      <text:p text:style-name="P1"><text:span text:style-name="T1">Iteration 189: 4 conflicts</text:span></text:p>
      <text:p text:style-name="P1"><text:span text:style-name="T1">Iteration 190: 4 conflicts</text:span></text:p>
      <text:p text:style-name="P1"><text:span text:style-name="T1">Iteration 191: 3 conflicts</text:span></text:p>
      <text:p text:style-name="P1"><text:span text:style-name="T1">Iteration 192: 3 conflicts</text:span></text:p>
      <text:p text:style-name="P1"><text:span text:style-name="T1">Iteration 193: 4 conflicts</text:span></text:p>
      <text:p text:style-name="P1"><text:span text:style-name="T1">Iteration 194: 5 conflicts</text:span></text:p>
      <text:p text:style-name="P1"><text:span text:style-name="T1">Iteration 195: 4 conflicts</text:span></text:p>
      <text:p text:style-name="P1"><text:span text:style-name="T1">Iteration 196: 4 conflicts</text:span></text:p>
      <text:p text:style-name="P1"><text:span text:style-name="T1">Iteration 197: 8 conflicts</text:span></text:p>
      <text:p text:style-name="P1"><text:span text:style-name="T1">Iteration 198: 9 conflicts</text:span></text:p>
      <text:p text:style-name="P1"><text:span text:style-name="T1">Iteration 199: 10 conflicts</text:span></text:p>
      <text:p text:style-name="P1"><text:span text:style-name="T1">Iteration 200: 9 conflicts</text:span></text:p>
      <text:p text:style-name="P1"><text:span text:style-name="T1">Iteration 201: 9 conflicts</text:span></text:p>
      <text:p text:style-name="P1"><text:span text:style-name="T1">Iteration 202: 7 conflicts</text:span></text:p>
      <text:p text:style-name="P1"><text:span text:style-name="T1">Iteration 203: 9 conflicts</text:span></text:p>
      <text:p text:style-name="P1"><text:span text:style-name="T1">Iteration 204: 8 conflicts</text:span></text:p>
      <text:p text:style-name="P1"><text:span text:style-name="T1">Iteration 205: 11 conflicts</text:span></text:p>
      <text:p text:style-name="P1"><text:span text:style-name="T1">Iteration 206: 10 conflicts</text:span></text:p>
      <text:p text:style-name="P1"><text:span text:style-name="T1">Iteration 207: 10 conflicts</text:span></text:p>
      <text:p text:style-name="P1"><text:span text:style-name="T1">Iteration 208: 11 conflicts</text:span></text:p>
      <text:p text:style-name="P1"><text:span text:style-name="T1">Iteration 209: 10 conflicts</text:span></text:p>
      <text:p text:style-name="P1"><text:span text:style-name="T1">Iteration 210: 9 conflicts</text:span></text:p>
      <text:p text:style-name="P1"><text:span text:style-name="T1">Iteration 211: 10 conflicts</text:span></text:p>
      <text:p text:style-name="P1"><text:span text:style-name="T1">Iteration 212: 9 conflicts</text:span></text:p>
      <text:p text:style-name="P1"><text:span text:style-name="T1">Iteration 213: 8 conflicts</text:span></text:p>
      <text:p text:style-name="P1"><text:span text:style-name="T1">Iteration 214: 10 conflicts</text:span></text:p>
      <text:p text:style-name="P1"><text:span text:style-name="T1">Iteration 215: 9 conflicts</text:span></text:p>
      <text:p text:style-name="P1"><text:span text:style-name="T1">Iteration 216: 12 conflicts</text:span></text:p>
      <text:p text:style-name="P1"><text:span text:style-name="T1">Iteration 217: 12 conflicts</text:span></text:p>
      <text:p text:style-name="P1"><text:span text:style-name="T1">Iteration 218: 11 conflicts</text:span></text:p>
      <text:p text:style-name="P1"><text:span text:style-name="T1">Iteration 219: 11 conflicts</text:span></text:p>
      <text:p text:style-name="P1"><text:span text:style-name="T1">Iteration 220: 11 conflicts</text:span></text:p>
      <text:p text:style-name="P1"><text:span text:style-name="T1">Iteration 221: 11 conflicts</text:span></text:p>
      <text:p text:style-name="P1"><text:span text:style-name="T1">Iteration 222: 13 conflicts</text:span></text:p>
      <text:p text:style-name="P1"><text:span text:style-name="T1">Iteration 223: 14 conflicts</text:span></text:p>
      <text:p text:style-name="P1"><text:span text:style-name="T1">Iteration 224: 13 conflicts</text:span></text:p>
      <text:p text:style-name="P1"><text:span text:style-name="T1">Iteration 225: 12 conflicts</text:span></text:p>
      <text:p text:style-name="P1"><text:span text:style-name="T1">Iteration 226: 14 conflicts</text:span></text:p>
      <text:p text:style-name="P1"><text:soft-page-break/><text:span text:style-name="T1">Iteration 227: 13 conflicts</text:span></text:p>
      <text:p text:style-name="P1"><text:span text:style-name="T1">Iteration 228: 15 conflicts</text:span></text:p>
      <text:p text:style-name="P1"><text:span text:style-name="T1">Iteration 229: 13 conflicts</text:span></text:p>
      <text:p text:style-name="P1"><text:span text:style-name="T1">Iteration 230: 12 conflicts</text:span></text:p>
      <text:p text:style-name="P1"><text:span text:style-name="T1">Iteration 231: 10 conflicts</text:span></text:p>
      <text:p text:style-name="P1"><text:span text:style-name="T1">Iteration 232: 10 conflicts</text:span></text:p>
      <text:p text:style-name="P1"><text:span text:style-name="T1">Iteration 233: 10 conflicts</text:span></text:p>
      <text:p text:style-name="P1"><text:span text:style-name="T1">Iteration 234: 9 conflicts</text:span></text:p>
      <text:p text:style-name="P1"><text:span text:style-name="T1">Iteration 235: 9 conflicts</text:span></text:p>
      <text:p text:style-name="P1"><text:span text:style-name="T1">Iteration 236: 9 conflicts</text:span></text:p>
      <text:p text:style-name="P1"><text:span text:style-name="T1">Iteration 237: 9 conflicts</text:span></text:p>
      <text:p text:style-name="P1"><text:span text:style-name="T1">Iteration 238: 9 conflicts</text:span></text:p>
      <text:p text:style-name="P1"><text:span text:style-name="T1">Iteration 239: 9 conflicts</text:span></text:p>
      <text:p text:style-name="P1"><text:span text:style-name="T1">Iteration 240: 10 conflicts</text:span></text:p>
      <text:p text:style-name="P1"><text:span text:style-name="T1">Iteration 241: 12 conflicts</text:span></text:p>
      <text:p text:style-name="P1"><text:span text:style-name="T1">Iteration 242: 11 conflicts</text:span></text:p>
      <text:p text:style-name="P1"><text:span text:style-name="T1">Iteration 243: 10 conflicts</text:span></text:p>
      <text:p text:style-name="P1"><text:span text:style-name="T1">Iteration 244: 11 conflicts</text:span></text:p>
      <text:p text:style-name="P1"><text:span text:style-name="T1">Iteration 245: 9 conflicts</text:span></text:p>
      <text:p text:style-name="P1"><text:span text:style-name="T1">Iteration 246: 8 conflicts</text:span></text:p>
      <text:p text:style-name="P1"><text:span text:style-name="T1">Iteration 247: 10 conflicts</text:span></text:p>
      <text:p text:style-name="P1"><text:span text:style-name="T1">Iteration 248: 11 conflicts</text:span></text:p>
      <text:p text:style-name="P1"><text:span text:style-name="T1">Iteration 249: 12 conflicts</text:span></text:p>
      <text:p text:style-name="P1"><text:span text:style-name="T1">Iteration 250: 12 conflicts</text:span></text:p>
      <text:p text:style-name="P1"><text:span text:style-name="T1">Iteration 251: 11 conflicts</text:span></text:p>
      <text:p text:style-name="P1"><text:span text:style-name="T1">Iteration 252: 10 conflicts</text:span></text:p>
      <text:p text:style-name="P1"><text:span text:style-name="T1">Iteration 253: 10 conflicts</text:span></text:p>
      <text:p text:style-name="P1"><text:span text:style-name="T1">Iteration 254: 10 conflicts</text:span></text:p>
      <text:p text:style-name="P1"><text:span text:style-name="T1">Iteration 255: 8 conflicts</text:span></text:p>
      <text:p text:style-name="P1"><text:span text:style-name="T1">Iteration 256: 9 conflicts</text:span></text:p>
      <text:p text:style-name="P1"><text:span text:style-name="T1">Iteration 257: 13 conflicts</text:span></text:p>
      <text:p text:style-name="P1"><text:span text:style-name="T1">Iteration 258: 15 conflicts</text:span></text:p>
      <text:p text:style-name="P1"><text:span text:style-name="T1">Iteration 259: 13 conflicts</text:span></text:p>
      <text:p text:style-name="P1"><text:span text:style-name="T1">Iteration 260: 12 conflicts</text:span></text:p>
      <text:p text:style-name="P1"><text:span text:style-name="T1">Iteration 261: 12 conflicts</text:span></text:p>
      <text:p text:style-name="P1"><text:span text:style-name="T1">Iteration 262: 11 conflicts</text:span></text:p>
      <text:p text:style-name="P1"><text:span text:style-name="T1">Iteration 263: 11 conflicts</text:span></text:p>
      <text:p text:style-name="P1"><text:span text:style-name="T1">Iteration 264: 11 conflicts</text:span></text:p>
      <text:p text:style-name="P1"><text:span text:style-name="T1">Iteration 265: 11 conflicts</text:span></text:p>
      <text:p text:style-name="P1"><text:span text:style-name="T1">Iteration 266: 11 conflicts</text:span></text:p>
      <text:p text:style-name="P1"><text:span text:style-name="T1">Iteration 267: 10 conflicts</text:span></text:p>
      <text:p text:style-name="P1"><text:span text:style-name="T1">Iteration 268: 9 conflicts</text:span></text:p>
      <text:p text:style-name="P1"><text:span text:style-name="T1">Iteration 269: 9 conflicts</text:span></text:p>
      <text:p text:style-name="P1"><text:span text:style-name="T1">Iteration 270: 11 conflicts</text:span></text:p>
      <text:p text:style-name="P1"><text:span text:style-name="T1">Iteration 271: 13 conflicts</text:span></text:p>
      <text:p text:style-name="P1"><text:span text:style-name="T1">Iteration 272: 12 conflicts</text:span></text:p>
      <text:p text:style-name="P1"><text:span text:style-name="T1">Iteration 273: 12 conflicts</text:span></text:p>
      <text:p text:style-name="P1"><text:span text:style-name="T1">Iteration 274: 10 conflicts</text:span></text:p>
      <text:p text:style-name="P1"><text:span text:style-name="T1">Iteration 275: 11 conflicts</text:span></text:p>
      <text:p text:style-name="P1"><text:span text:style-name="T1">Iteration 276: 10 conflicts</text:span></text:p>
      <text:p text:style-name="P1"><text:span text:style-name="T1">Iteration 277: 10 conflicts</text:span></text:p>
      <text:p text:style-name="P1"><text:span text:style-name="T1">Iteration 278: 11 conflicts</text:span></text:p>
      <text:p text:style-name="P1"><text:span text:style-name="T1">Iteration 279: 10 conflicts</text:span></text:p>
      <text:p text:style-name="P1"><text:span text:style-name="T1">Iteration 280: 9 conflicts</text:span></text:p>
      <text:p text:style-name="P1"><text:span text:style-name="T1">Iteration 281: 13 conflicts</text:span></text:p>
      <text:p text:style-name="P1"><text:span text:style-name="T1">Iteration 282: 14 conflicts</text:span></text:p>
      <text:p text:style-name="P1"><text:span text:style-name="T1">Iteration 283: 13 conflicts</text:span></text:p>
      <text:p text:style-name="P1"><text:span text:style-name="T1">Iteration 284: 14 conflicts</text:span></text:p>
      <text:p text:style-name="P1"><text:soft-page-break/><text:span text:style-name="T1">Iteration 285: 10 conflicts</text:span></text:p>
      <text:p text:style-name="P1"><text:span text:style-name="T1">Iteration 286: 9 conflicts</text:span></text:p>
      <text:p text:style-name="P1"><text:span text:style-name="T1">Iteration 287: 7 conflicts</text:span></text:p>
      <text:p text:style-name="P1"><text:span text:style-name="T1">Iteration 288: 9 conflicts</text:span></text:p>
      <text:p text:style-name="P1"><text:span text:style-name="T1">Iteration 289: 8 conflicts</text:span></text:p>
      <text:p text:style-name="P1"><text:span text:style-name="T1">Iteration 290: 7 conflicts</text:span></text:p>
      <text:p text:style-name="P1"><text:span text:style-name="T1">Iteration 291: 8 conflicts</text:span></text:p>
      <text:p text:style-name="P1"><text:span text:style-name="T1">Iteration 292: 7 conflicts</text:span></text:p>
      <text:p text:style-name="P1"><text:span text:style-name="T1">Iteration 293: 9 conflicts</text:span></text:p>
      <text:p text:style-name="P1"><text:span text:style-name="T1">Iteration 294: 9 conflicts</text:span></text:p>
      <text:p text:style-name="P1"><text:span text:style-name="T1">Iteration 295: 9 conflicts</text:span></text:p>
      <text:p text:style-name="P1"><text:span text:style-name="T1">Iteration 296: 9 conflicts</text:span></text:p>
      <text:p text:style-name="P1"><text:span text:style-name="T1">Iteration 297: 9 conflicts</text:span></text:p>
      <text:p text:style-name="P1"><text:span text:style-name="T1">Iteration 298: 7 conflicts</text:span></text:p>
      <text:p text:style-name="P1"><text:span text:style-name="T1">Iteration 299: 8 conflicts</text:span></text:p>
      <text:p text:style-name="P1"><text:span text:style-name="T1">Iteration 300: 8 conflicts</text:span></text:p>
      <text:p text:style-name="P1"><text:span text:style-name="T1">Iteration 301: 9 conflicts</text:span></text:p>
      <text:p text:style-name="P1"><text:span text:style-name="T1">Iteration 302: 8 conflicts</text:span></text:p>
      <text:p text:style-name="P1"><text:span text:style-name="T1">Iteration 303: 7 conflicts</text:span></text:p>
      <text:p text:style-name="P1"><text:span text:style-name="T1">Iteration 304: 12 conflicts</text:span></text:p>
      <text:p text:style-name="P1"><text:span text:style-name="T1">Iteration 305: 13 conflicts</text:span></text:p>
      <text:p text:style-name="P1"><text:span text:style-name="T1">Iteration 306: 6 conflicts</text:span></text:p>
      <text:p text:style-name="P1"><text:span text:style-name="T1">Iteration 307: 7 conflicts</text:span></text:p>
      <text:p text:style-name="P1"><text:span text:style-name="T1">Iteration 308: 6 conflicts</text:span></text:p>
      <text:p text:style-name="P1"><text:span text:style-name="T1">Iteration 309: 7 conflicts</text:span></text:p>
      <text:p text:style-name="P1"><text:span text:style-name="T1">Iteration 310: 8 conflicts</text:span></text:p>
      <text:p text:style-name="P1"><text:span text:style-name="T1">Iteration 311: 9 conflicts</text:span></text:p>
      <text:p text:style-name="P1"><text:span text:style-name="T1">Iteration 312: 6 conflicts</text:span></text:p>
      <text:p text:style-name="P1"><text:span text:style-name="T1">Iteration 313: 5 conflicts</text:span></text:p>
      <text:p text:style-name="P1"><text:span text:style-name="T1">Iteration 314: 4 conflicts</text:span></text:p>
      <text:p text:style-name="P1"><text:span text:style-name="T1">Iteration 315: 4 conflicts</text:span></text:p>
      <text:p text:style-name="P1"><text:span text:style-name="T1">Iteration 316: 3 conflicts</text:span></text:p>
      <text:p text:style-name="P1"><text:span text:style-name="T1">Iteration 317: 4 conflicts</text:span></text:p>
      <text:p text:style-name="P1"><text:span text:style-name="T1">Iteration 318: 5 conflicts</text:span></text:p>
      <text:p text:style-name="P1"><text:span text:style-name="T1">Iteration 319: 5 conflicts</text:span></text:p>
      <text:p text:style-name="P1"><text:span text:style-name="T1">Iteration 320: 6 conflicts</text:span></text:p>
      <text:p text:style-name="P1"><text:span text:style-name="T1">Iteration 321: 6 conflicts</text:span></text:p>
      <text:p text:style-name="P1"><text:span text:style-name="T1">Iteration 322: 5 conflicts</text:span></text:p>
      <text:p text:style-name="P1"><text:span text:style-name="T1">Iteration 323: 6 conflicts</text:span></text:p>
      <text:p text:style-name="P1"><text:span text:style-name="T1">Iteration 324: 6 conflicts</text:span></text:p>
      <text:p text:style-name="P1"><text:span text:style-name="T1">Iteration 325: 6 conflicts</text:span></text:p>
      <text:p text:style-name="P1"><text:span text:style-name="T1">Iteration 326: 5 conflicts</text:span></text:p>
      <text:p text:style-name="P1"><text:span text:style-name="T1">Iteration 327: 4 conflicts</text:span></text:p>
      <text:p text:style-name="P1"><text:span text:style-name="T1">Iteration 328: 4 conflicts</text:span></text:p>
      <text:p text:style-name="P1"><text:span text:style-name="T1">Iteration 329: 4 conflicts</text:span></text:p>
      <text:p text:style-name="P1"><text:span text:style-name="T1">Iteration 330: 3 conflicts</text:span></text:p>
      <text:p text:style-name="P1"><text:span text:style-name="T1">Iteration 331: 3 conflicts</text:span></text:p>
      <text:p text:style-name="P1"><text:span text:style-name="T1">Iteration 332: 3 conflicts</text:span></text:p>
      <text:p text:style-name="P1"><text:span text:style-name="T1">Iteration 333: 4 conflicts</text:span></text:p>
      <text:p text:style-name="P1"><text:span text:style-name="T1">Iteration 334: 5 conflicts</text:span></text:p>
      <text:p text:style-name="P1"><text:span text:style-name="T1">Iteration 335: 4 conflicts</text:span></text:p>
      <text:p text:style-name="P1"><text:span text:style-name="T1">Iteration 336: 5 conflicts</text:span></text:p>
      <text:p text:style-name="P1"><text:span text:style-name="T1">Iteration 337: 5 conflicts</text:span></text:p>
      <text:p text:style-name="P1"><text:span text:style-name="T1">Iteration 338: 6 conflicts</text:span></text:p>
      <text:p text:style-name="P1"><text:span text:style-name="T1">Iteration 339: 3 conflicts</text:span></text:p>
      <text:p text:style-name="P1"><text:span text:style-name="T1">Iteration 340: 4 conflicts</text:span></text:p>
      <text:p text:style-name="P1"><text:span text:style-name="T1">Iteration 341: 9 conflicts</text:span></text:p>
      <text:p text:style-name="P1"><text:span text:style-name="T1">Iteration 342: 8 conflicts</text:span></text:p>
      <text:p text:style-name="P1"><text:soft-page-break/><text:span text:style-name="T1">Iteration 343: 7 conflicts</text:span></text:p>
      <text:p text:style-name="P1"><text:span text:style-name="T1">Iteration 344: 7 conflicts</text:span></text:p>
      <text:p text:style-name="P1"><text:span text:style-name="T1">Iteration 345: 8 conflicts</text:span></text:p>
      <text:p text:style-name="P1"><text:span text:style-name="T1">Iteration 346: 6 conflicts</text:span></text:p>
      <text:p text:style-name="P1"><text:span text:style-name="T1">Iteration 347: 5 conflicts</text:span></text:p>
      <text:p text:style-name="P1"><text:span text:style-name="T1">Iteration 348: 4 conflicts</text:span></text:p>
      <text:p text:style-name="P1"><text:span text:style-name="T1">Iteration 349: 3 conflicts</text:span></text:p>
      <text:p text:style-name="P1"><text:span text:style-name="T1">Iteration 350: 4 conflicts</text:span></text:p>
      <text:p text:style-name="P1"><text:span text:style-name="T1">Iteration 351: 3 conflicts</text:span></text:p>
      <text:p text:style-name="P1"><text:span text:style-name="T1">Iteration 352: 2 conflicts</text:span></text:p>
      <text:p text:style-name="P1"><text:span text:style-name="T1">Iteration 353: 3 conflicts</text:span></text:p>
      <text:p text:style-name="P1"><text:span text:style-name="T1">Iteration 354: 3 conflicts</text:span></text:p>
      <text:p text:style-name="P1"><text:span text:style-name="T1">Iteration 355: 8 conflicts</text:span></text:p>
      <text:p text:style-name="P1"><text:span text:style-name="T1">Iteration 356: 7 conflicts</text:span></text:p>
      <text:p text:style-name="P1"><text:span text:style-name="T1">Iteration 357: 4 conflicts</text:span></text:p>
      <text:p text:style-name="P1"><text:span text:style-name="T1">Iteration 358: 7 conflicts</text:span></text:p>
      <text:p text:style-name="P1"><text:span text:style-name="T1">Iteration 359: 7 conflicts</text:span></text:p>
      <text:p text:style-name="P1"><text:span text:style-name="T1">Iteration 360: 8 conflicts</text:span></text:p>
      <text:p text:style-name="P1"><text:span text:style-name="T1">Iteration 361: 7 conflicts</text:span></text:p>
      <text:p text:style-name="P1"><text:span text:style-name="T1">Iteration 362: 6 conflicts</text:span></text:p>
      <text:p text:style-name="P1"><text:span text:style-name="T1">Iteration 363: 7 conflicts</text:span></text:p>
      <text:p text:style-name="P1"><text:span text:style-name="T1">Iteration 364: 8 conflicts</text:span></text:p>
      <text:p text:style-name="P1"><text:span text:style-name="T1">Iteration 365: 9 conflicts</text:span></text:p>
      <text:p text:style-name="P1"><text:span text:style-name="T1">Iteration 366: 8 conflicts</text:span></text:p>
      <text:p text:style-name="P1"><text:span text:style-name="T1">Iteration 367: 7 conflicts</text:span></text:p>
      <text:p text:style-name="P1"><text:span text:style-name="T1">Iteration 368: 5 conflicts</text:span></text:p>
      <text:p text:style-name="P1"><text:span text:style-name="T1">Iteration 369: 4 conflicts</text:span></text:p>
      <text:p text:style-name="P1"><text:span text:style-name="T1">Iteration 370: 5 conflicts</text:span></text:p>
      <text:p text:style-name="P1"><text:span text:style-name="T1">Iteration 371: 4 conflicts</text:span></text:p>
      <text:p text:style-name="P1"><text:span text:style-name="T1">Iteration 372: 5 conflicts</text:span></text:p>
      <text:p text:style-name="P1"><text:span text:style-name="T1">Iteration 373: 4 conflicts</text:span></text:p>
      <text:p text:style-name="P1"><text:span text:style-name="T1">Iteration 374: 4 conflicts</text:span></text:p>
      <text:p text:style-name="P1"><text:span text:style-name="T1">Iteration 375: 5 conflicts</text:span></text:p>
      <text:p text:style-name="P1"><text:span text:style-name="T1">Iteration 376: 5 conflicts</text:span></text:p>
      <text:p text:style-name="P1"><text:span text:style-name="T1">Iteration 377: 6 conflicts</text:span></text:p>
      <text:p text:style-name="P1"><text:span text:style-name="T1">Iteration 378: 5 conflicts</text:span></text:p>
      <text:p text:style-name="P1"><text:span text:style-name="T1">Iteration 379: 5 conflicts</text:span></text:p>
      <text:p text:style-name="P1"><text:span text:style-name="T1">Iteration 380: 5 conflicts</text:span></text:p>
      <text:p text:style-name="P1"><text:span text:style-name="T1">Iteration 381: 5 conflicts</text:span></text:p>
      <text:p text:style-name="P1"><text:span text:style-name="T1">Iteration 382: 10 conflicts</text:span></text:p>
      <text:p text:style-name="P1"><text:span text:style-name="T1">Iteration 383: 7 conflicts</text:span></text:p>
      <text:p text:style-name="P1"><text:span text:style-name="T1">Iteration 384: 7 conflicts</text:span></text:p>
      <text:p text:style-name="P1"><text:span text:style-name="T1">Iteration 385: 6 conflicts</text:span></text:p>
      <text:p text:style-name="P1"><text:span text:style-name="T1">Iteration 386: 7 conflicts</text:span></text:p>
      <text:p text:style-name="P1"><text:span text:style-name="T1">Iteration 387: 11 conflicts</text:span></text:p>
      <text:p text:style-name="P1"><text:span text:style-name="T1">Iteration 388: 9 conflicts</text:span></text:p>
      <text:p text:style-name="P1"><text:span text:style-name="T1">Iteration 389: 9 conflicts</text:span></text:p>
      <text:p text:style-name="P1"><text:span text:style-name="T1">Iteration 390: 8 conflicts</text:span></text:p>
      <text:p text:style-name="P1"><text:span text:style-name="T1">Iteration 391: 7 conflicts</text:span></text:p>
      <text:p text:style-name="P1"><text:span text:style-name="T1">Iteration 392: 6 conflicts</text:span></text:p>
      <text:p text:style-name="P1"><text:span text:style-name="T1">Iteration 393: 5 conflicts</text:span></text:p>
      <text:p text:style-name="P1"><text:span text:style-name="T1">Iteration 394: 4 conflicts</text:span></text:p>
      <text:p text:style-name="P1"><text:span text:style-name="T1">Iteration 395: 3 conflicts</text:span></text:p>
      <text:p text:style-name="P1"><text:span text:style-name="T1">Iteration 396: 4 conflicts</text:span></text:p>
      <text:p text:style-name="P1"><text:span text:style-name="T1">Iteration 397: 7 conflicts</text:span></text:p>
      <text:p text:style-name="P1"><text:span text:style-name="T1">Iteration 398: 8 conflicts</text:span></text:p>
      <text:p text:style-name="P1"><text:span text:style-name="T1">Iteration 399: 6 conflicts</text:span></text:p>
      <text:p text:style-name="P1"><text:span text:style-name="T1">Iteration 400: 7 conflicts</text:span></text:p>
      <text:p text:style-name="P1"><text:soft-page-break/><text:span text:style-name="T1">Iteration 401: 6 conflicts</text:span></text:p>
      <text:p text:style-name="P1"><text:span text:style-name="T1">Iteration 402: 10 conflicts</text:span></text:p>
      <text:p text:style-name="P1"><text:span text:style-name="T1">Iteration 403: 6 conflicts</text:span></text:p>
      <text:p text:style-name="P1"><text:span text:style-name="T1">Iteration 404: 7 conflicts</text:span></text:p>
      <text:p text:style-name="P1"><text:span text:style-name="T1">Iteration 405: 8 conflicts</text:span></text:p>
      <text:p text:style-name="P1"><text:span text:style-name="T1">Iteration 406: 6 conflicts</text:span></text:p>
      <text:p text:style-name="P1"><text:span text:style-name="T1">Iteration 407: 5 conflicts</text:span></text:p>
      <text:p text:style-name="P1"><text:span text:style-name="T1">Iteration 408: 4 conflicts</text:span></text:p>
      <text:p text:style-name="P1"><text:span text:style-name="T1">Iteration 409: 5 conflicts</text:span></text:p>
      <text:p text:style-name="P1"><text:span text:style-name="T1">Iteration 410: 4 conflicts</text:span></text:p>
      <text:p text:style-name="P1"><text:span text:style-name="T1">Iteration 411: 4 conflicts</text:span></text:p>
      <text:p text:style-name="P1"><text:span text:style-name="T1">Iteration 412: 5 conflicts</text:span></text:p>
      <text:p text:style-name="P1"><text:span text:style-name="T1">Iteration 413: 8 conflicts</text:span></text:p>
      <text:p text:style-name="P1"><text:span text:style-name="T1">Iteration 414: 7 conflicts</text:span></text:p>
      <text:p text:style-name="P1"><text:span text:style-name="T1">Iteration 415: 6 conflicts</text:span></text:p>
      <text:p text:style-name="P1"><text:span text:style-name="T1">Iteration 416: 7 conflicts</text:span></text:p>
      <text:p text:style-name="P1"><text:span text:style-name="T1">Iteration 417: 7 conflicts</text:span></text:p>
      <text:p text:style-name="P1"><text:span text:style-name="T1">Iteration 418: 6 conflicts</text:span></text:p>
      <text:p text:style-name="P1"><text:span text:style-name="T1">Iteration 419: 4 conflicts</text:span></text:p>
      <text:p text:style-name="P1"><text:span text:style-name="T1">Iteration 420: 3 conflicts</text:span></text:p>
      <text:p text:style-name="P1"><text:span text:style-name="T1">Iteration 421: 7 conflicts</text:span></text:p>
      <text:p text:style-name="P1"><text:span text:style-name="T1">Iteration 422: 6 conflicts</text:span></text:p>
      <text:p text:style-name="P1"><text:span text:style-name="T1">Iteration 423: 5 conflicts</text:span></text:p>
      <text:p text:style-name="P1"><text:span text:style-name="T1">Iteration 424: 4 conflicts</text:span></text:p>
      <text:p text:style-name="P1"><text:span text:style-name="T1">Iteration 425: 4 conflicts</text:span></text:p>
      <text:p text:style-name="P1"><text:span text:style-name="T1">Iteration 426: 3 conflicts</text:span></text:p>
      <text:p text:style-name="P1"><text:span text:style-name="T1">Iteration 427: 3 conflicts</text:span></text:p>
      <text:p text:style-name="P1"><text:span text:style-name="T1">Iteration 428: 4 conflicts</text:span></text:p>
      <text:p text:style-name="P1"><text:span text:style-name="T1">Iteration 429: 5 conflicts</text:span></text:p>
      <text:p text:style-name="P1"><text:span text:style-name="T1">Iteration 430: 4 conflicts</text:span></text:p>
      <text:p text:style-name="P1"><text:span text:style-name="T1">Iteration 431: 3 conflicts</text:span></text:p>
      <text:p text:style-name="P1"><text:span text:style-name="T1">Iteration 432: 3 conflicts</text:span></text:p>
      <text:p text:style-name="P1"><text:span text:style-name="T1">Iteration 433: 2 conflicts</text:span></text:p>
      <text:p text:style-name="P1"><text:span text:style-name="T1">Iteration 434: 6 conflicts</text:span></text:p>
      <text:p text:style-name="P1"><text:span text:style-name="T1">Iteration 435: 10 conflicts</text:span></text:p>
      <text:p text:style-name="P1"><text:span text:style-name="T1">Iteration 436: 9 conflicts</text:span></text:p>
      <text:p text:style-name="P1"><text:span text:style-name="T1">Iteration 437: 5 conflicts</text:span></text:p>
      <text:p text:style-name="P1"><text:span text:style-name="T1">Iteration 438: 4 conflicts</text:span></text:p>
      <text:p text:style-name="P1"><text:span text:style-name="T1">Iteration 439: 8 conflicts</text:span></text:p>
      <text:p text:style-name="P1"><text:span text:style-name="T1">Iteration 440: 8 conflicts</text:span></text:p>
      <text:p text:style-name="P1"><text:span text:style-name="T1">Iteration 441: 8 conflicts</text:span></text:p>
      <text:p text:style-name="P1"><text:span text:style-name="T1">Iteration 442: 8 conflicts</text:span></text:p>
      <text:p text:style-name="P1"><text:span text:style-name="T1">Iteration 443: 8 conflicts</text:span></text:p>
      <text:p text:style-name="P1"><text:span text:style-name="T1">Iteration 444: 8 conflicts</text:span></text:p>
      <text:p text:style-name="P1"><text:span text:style-name="T1">Iteration 445: 7 conflicts</text:span></text:p>
      <text:p text:style-name="P1"><text:span text:style-name="T1">Iteration 446: 6 conflicts</text:span></text:p>
      <text:p text:style-name="P1"><text:span text:style-name="T1">Iteration 447: 5 conflicts</text:span></text:p>
      <text:p text:style-name="P1"><text:span text:style-name="T1">Iteration 448: 5 conflicts</text:span></text:p>
      <text:p text:style-name="P1"><text:span text:style-name="T1">Iteration 449: 5 conflicts</text:span></text:p>
      <text:p text:style-name="P1"><text:span text:style-name="T1">Iteration 450: 4 conflicts</text:span></text:p>
      <text:p text:style-name="P1"><text:span text:style-name="T1">Iteration 451: 4 conflicts</text:span></text:p>
      <text:p text:style-name="P1"><text:span text:style-name="T1">Iteration 452: 8 conflicts</text:span></text:p>
      <text:p text:style-name="P1"><text:span text:style-name="T1">Iteration 453: 7 conflicts</text:span></text:p>
      <text:p text:style-name="P1"><text:span text:style-name="T1">Iteration 454: 7 conflicts</text:span></text:p>
      <text:p text:style-name="P1"><text:span text:style-name="T1">Iteration 455: 5 conflicts</text:span></text:p>
      <text:p text:style-name="P1"><text:span text:style-name="T1">Iteration 456: 7 conflicts</text:span></text:p>
      <text:p text:style-name="P1"><text:span text:style-name="T1">Iteration 457: 5 conflicts</text:span></text:p>
      <text:p text:style-name="P1"><text:span text:style-name="T1">Iteration 458: 4 conflicts</text:span></text:p>
      <text:p text:style-name="P1"><text:soft-page-break/><text:span text:style-name="T1">Iteration 459: 5 conflicts</text:span></text:p>
      <text:p text:style-name="P1"><text:span text:style-name="T1">Iteration 460: 4 conflicts</text:span></text:p>
      <text:p text:style-name="P1"><text:span text:style-name="T1">Iteration 461: 3 conflicts</text:span></text:p>
      <text:p text:style-name="P1"><text:span text:style-name="T1">Iteration 462: 1 conflicts</text:span></text:p>
      <text:p text:style-name="P1"><text:span text:style-name="T1">Found a 4 coloring of graph in 463 iterations.</text:span></text:p>
      <text:p text:style-name="P1"><text:span text:style-name="T1">MinConflicts has finished running</text:span></text:p>
      <text:p text:style-name="P1"><text:span text:style-name="T1">Final Graph</text:span></text:p>
      <text:p text:style-name="P1"><text:span text:style-name="T1">Printing coloring</text:span></text:p>
      <text:p text:style-name="P1"><text:span text:style-name="T1">Vertex: 0, Color:0</text:span></text:p>
      <text:p text:style-name="P1"><text:span text:style-name="T1">Vertex: 1, Color:0</text:span></text:p>
      <text:p text:style-name="P1"><text:span text:style-name="T1">Vertex: 2, Color:0</text:span></text:p>
      <text:p text:style-name="P1"><text:span text:style-name="T1">Vertex: 3, Color:3</text:span></text:p>
      <text:p text:style-name="P1"><text:span text:style-name="T1">Vertex: 4, Color:1</text:span></text:p>
      <text:p text:style-name="P1"><text:span text:style-name="T1">Vertex: 5, Color:1</text:span></text:p>
      <text:p text:style-name="P1"><text:span text:style-name="T1">Vertex: 6, Color:1</text:span></text:p>
      <text:p text:style-name="P1"><text:span text:style-name="T1">Vertex: 7, Color:1</text:span></text:p>
      <text:p text:style-name="P1"><text:span text:style-name="T1">Vertex: 8, Color:1</text:span></text:p>
      <text:p text:style-name="P1"><text:span text:style-name="T1">Vertex: 9, Color:1</text:span></text:p>
      <text:p text:style-name="P1"><text:span text:style-name="T1">Vertex: 10, Color:1</text:span></text:p>
      <text:p text:style-name="P1"><text:span text:style-name="T1">Vertex: 11, Color:0</text:span></text:p>
      <text:p text:style-name="P1"><text:span text:style-name="T1">Vertex: 12, Color:2</text:span></text:p>
      <text:p text:style-name="P1"><text:span text:style-name="T1">Vertex: 13, Color:0</text:span></text:p>
      <text:p text:style-name="P1"><text:span text:style-name="T1">Vertex: 14, Color:1</text:span></text:p>
      <text:p text:style-name="P1"><text:span text:style-name="T1">Vertex: 15, Color:3</text:span></text:p>
      <text:p text:style-name="P1"><text:span text:style-name="T1">Vertex: 16, Color:0</text:span></text:p>
      <text:p text:style-name="P1"><text:span text:style-name="T1">Vertex: 17, Color:3</text:span></text:p>
      <text:p text:style-name="P1"><text:span text:style-name="T1">Vertex: 18, Color:0</text:span></text:p>
      <text:p text:style-name="P1"><text:span text:style-name="T1">Vertex: 19, Color:0</text:span></text:p>
      <text:p text:style-name="P1"><text:span text:style-name="T1">Vertex: 20, Color:3</text:span></text:p>
      <text:p text:style-name="P1"><text:span text:style-name="T1">Vertex: 21, Color:3</text:span></text:p>
      <text:p text:style-name="P1"><text:span text:style-name="T1">Vertex: 22, Color:2</text:span></text:p>
      <text:p text:style-name="P1"><text:span text:style-name="T1">Vertex: 23, Color:3</text:span></text:p>
      <text:p text:style-name="P1"><text:span text:style-name="T1">Vertex: 24, Color:0</text:span></text:p>
      <text:p text:style-name="P1"><text:span text:style-name="T1">Vertex: 25, Color:3</text:span></text:p>
      <text:p text:style-name="P1"><text:span text:style-name="T1">Vertex: 26, Color:2</text:span></text:p>
      <text:p text:style-name="P1"><text:span text:style-name="T1">Vertex: 27, Color:2</text:span></text:p>
      <text:p text:style-name="P1"><text:span text:style-name="T1">Vertex: 28, Color:3</text:span></text:p>
      <text:p text:style-name="P1"><text:span text:style-name="T1">Vertex: 29, Color:1</text:span></text:p>
      <text:p text:style-name="P1"><text:span text:style-name="T1">Vertex: 30, Color:2</text:span></text:p>
      <text:p text:style-name="P1"><text:span text:style-name="T1">Vertex: 31, Color:0</text:span></text:p>
      <text:p text:style-name="P1"><text:span text:style-name="T1">Vertex: 32, Color:0</text:span></text:p>
      <text:p text:style-name="P1"><text:span text:style-name="T1">Vertex: 33, Color:2</text:span></text:p>
      <text:p text:style-name="P1"><text:span text:style-name="T1">Vertex: 34, Color:3</text:span></text:p>
      <text:p text:style-name="P1"><text:span text:style-name="T1">Vertex: 35, Color:0</text:span></text:p>
      <text:p text:style-name="P1"><text:span text:style-name="T1">Vertex: 36, Color:2</text:span></text:p>
      <text:p text:style-name="P1"><text:span text:style-name="T1">Vertex: 37, Color:2</text:span></text:p>
      <text:p text:style-name="P1"><text:span text:style-name="T1">Vertex: 38, Color:1</text:span></text:p>
      <text:p text:style-name="P1"><text:span text:style-name="T1">Vertex: 39, Color:2</text:span></text:p>
      <text:p text:style-name="P1"><text:span text:style-name="T1">Printing graph</text:span></text:p>
      <text:p text:style-name="P1"><text:span text:style-name="T1">0 -&gt; 12, 1 -&gt; 8, 1 -&gt; 12, 2 -&gt; 28, 2 -&gt; 37, 3 -&gt; 35, 3 -&gt; 6, 3 -&gt; 11, 3 -&gt; 7, 3 -&gt; 37, 4 -&gt; 25, 5 -&gt; 34, 5 -&gt; 15, 6 -&gt; 3, 6 -&gt; 25, </text:span></text:p>
      <text:p text:style-name="P1"><text:span text:style-name="T1">6 -&gt; 35, 6 -&gt; 37, 7 -&gt; 34, 7 -&gt; 3, 7 -&gt; 12, 8 -&gt; 1, 8 -&gt; 12, 9 -&gt; 15, 10 -&gt; 30, 10 -&gt; 18, 10 -&gt; 15, 11 -&gt; 3, 11 -&gt; 28, 11 -&gt; 37, 12 -&gt; 24, </text:span></text:p>
      <text:p text:style-name="P1"><text:span text:style-name="T1">12 -&gt; 15, 12 -&gt; 8, 12 -&gt; 34, 12 -&gt; 0, 12 -&gt; 17, 12 -&gt; 23, 12 -&gt; 20, 12 -&gt; 7, 12 -&gt; 29, 12 -&gt; 1, 12 -&gt; 13, 12 -&gt; 21, 13 -&gt; 21, 13 -&gt; 12, 14 -&gt; 15, </text:span></text:p>
      <text:p text:style-name="P1"><text:span text:style-name="T1">15 -&gt; 29, 15 -&gt; 14, 15 -&gt; 12, 15 -&gt; 18, 15 -&gt; 33, 15 -&gt; 10, 15 -&gt; 39, 15 -&gt; 30, 15 -&gt; 27, 15 -&gt; 24, 15 -&gt; 38, 15 -&gt; 9, 15 -&gt; 36, 15 -&gt; 5, 16 -&gt; 25, </text:span></text:p>
      <text:p text:style-name="P1"><text:soft-page-break/><text:span text:style-name="T1">17 -&gt; 12, 18 -&gt; 38, 18 -&gt; 10, 18 -&gt; 15, 19 -&gt; 25, 20 -&gt; 12, 21 -&gt; 13, 21 -&gt; 12, 22 -&gt; 34, 22 -&gt; 23, 22 -&gt; 25, 23 -&gt; 22, 23 -&gt; 12, 24 -&gt; 27, 24 -&gt; 12, </text:span></text:p>
      <text:p text:style-name="P1"><text:span text:style-name="T1">24 -&gt; 33, 24 -&gt; 15, 25 -&gt; 6, 25 -&gt; 19, 25 -&gt; 16, 25 -&gt; 22, 25 -&gt; 31, 25 -&gt; 32, 25 -&gt; 26, 25 -&gt; 37, 25 -&gt; 4, 26 -&gt; 25, 27 -&gt; 24, 27 -&gt; 15, 28 -&gt; 2, </text:span></text:p>
      <text:p text:style-name="P1"><text:span text:style-name="T1">28 -&gt; 11, 28 -&gt; 37, 29 -&gt; 15, 29 -&gt; 12, 30 -&gt; 10, 30 -&gt; 15, 31 -&gt; 37, 31 -&gt; 25, 32 -&gt; 37, 32 -&gt; 25, 33 -&gt; 24, 33 -&gt; 15, 34 -&gt; 22, 34 -&gt; 7, 34 -&gt; 5, </text:span></text:p>
      <text:p text:style-name="P1"><text:span text:style-name="T1">34 -&gt; 12, 35 -&gt; 3, 35 -&gt; 6, 35 -&gt; 37, 36 -&gt; 38, 36 -&gt; 15, 37 -&gt; 32, 37 -&gt; 6, 37 -&gt; 31, 37 -&gt; 28, 37 -&gt; 25, 37 -&gt; 3, 37 -&gt; 2, 37 -&gt; 35, 37 -&gt; 11, </text:span></text:p>
      <text:p text:style-name="P1"><text:span text:style-name="T1">38 -&gt; 18, 38 -&gt; 39, 38 -&gt; 36, 38 -&gt; 15, 39 -&gt; 38, 39 -&gt; 15,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2:01:10.337186046</meta:creation-date>
    <dc:date>2016-09-23T12:19:35.712171126</dc:date>
    <meta:editing-duration>PT18M2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1" meta:paragraph-count="569" meta:word-count="2889" meta:character-count="16195" meta:non-whitespace-character-count="13858"/>
  </office:meta>
</office:document-meta>
</file>